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underline-style="none"/>
    </style:style>
    <style:style style:name="ce2" style:family="table-cell" style:parent-style-name="Default" style:data-style-name="N11"/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  <table:table-cell office:value-type="string" calcext:value-type="string">
            <text:p>Policy – supervised</text:p>
          </table:table-cell>
          <table:table-cell/>
          <table:table-cell office:value-type="string" calcext:value-type="string">
            <text:p>Policy – reinforce</text:p>
          </table:table-cell>
          <table:table-cell office:value-type="string" calcext:value-type="string">
            <text:p>Value – Supervise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lphaGo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diff_in_moves 2d + 1d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iff_in_moves 2d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iff_in_moves 1d</text:p>
          </table:table-cell>
          <table:table-cell table:number-columns-repeated="5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Match # <text:s text:c="2"/>Opponent <text:s text:c="3"/>AB_Improved <text:s text:c="2"/>AB_Custom <text:s text:c="2"/>AB_Custom_2 <text:s/>AB_Custom_3 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24"/>Won | Lost <text:s text:c="2"/>Won | Lost <text:s text:c="2"/>Won | Lost <text:s text:c="2"/>Won | Lost 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1 <text:s text:c="6"/>Random <text:s text:c="5"/>10 <text:s/>| <text:s text:c="2"/>0 <text:s text:c="3"/>10 <text:s/>| <text:s text:c="2"/>0 <text:s text:c="3"/>10 <text:s/>| <text:s text:c="2"/>0 <text:s text:c="3"/>10 <text:s/>| <text:s text:c="2"/>0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2 <text:s text:c="6"/>MM_Open <text:s text:c="5"/>9 <text:s/>| <text:s text:c="2"/>1 <text:s text:c="4"/>8 <text:s/>| <text:s text:c="2"/>2 <text:s text:c="4"/>7 <text:s/>| <text:s text:c="2"/>3 <text:s text:c="4"/>9 <text:s/>| <text:s text:c="2"/>1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3 <text:s text:c="5"/>MM_Center <text:s text:c="3"/>10 <text:s/>| <text:s text:c="2"/>0 <text:s text:c="3"/>10 <text:s/>| <text:s text:c="2"/>0 <text:s text:c="3"/>10 <text:s/>| <text:s text:c="2"/>0 <text:s text:c="4"/>9 <text:s/>| <text:s text:c="2"/>1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4 <text:s text:c="4"/>MM_Improved <text:s text:c="3"/>7 <text:s/>| <text:s text:c="2"/>3 <text:s text:c="4"/>8 <text:s/>| <text:s text:c="2"/>2 <text:s text:c="4"/>7 <text:s/>| <text:s text:c="2"/>3 <text:s text:c="4"/>8 <text:s/>| <text:s text:c="2"/>2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5 <text:s text:c="6"/>AB_Open <text:s text:c="5"/>6 <text:s/>| <text:s text:c="2"/>4 <text:s text:c="4"/>5 <text:s/>| <text:s text:c="2"/>5 <text:s text:c="4"/>4 <text:s/>| <text:s text:c="2"/>6 <text:s text:c="4"/>6 <text:s/>| <text:s text:c="2"/>4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6 <text:s text:c="5"/>AB_Center <text:s text:c="4"/>6 <text:s/>| <text:s text:c="2"/>4 <text:s text:c="4"/>5 <text:s/>| <text:s text:c="2"/>5 <text:s text:c="4"/>7 <text:s/>| <text:s text:c="2"/>3 <text:s text:c="4"/>5 <text:s/>| <text:s text:c="2"/>5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4"/>7 <text:s text:c="4"/>AB_Improved <text:s text:c="3"/>4 <text:s/>| <text:s text:c="2"/>6 <text:s text:c="4"/>5 <text:s/>| <text:s text:c="2"/>5 <text:s text:c="4"/>7 <text:s/>| <text:s text:c="2"/>3 <text:s text:c="4"/>5 <text:s/>| <text:s text:c="2"/>5 <text:s/>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11"/>Win Rate: <text:s text:c="5"/>74.3% <text:s text:c="7"/>72.9% <text:s text:c="7"/>74.3% <text:s text:c="7"/>74.3% <text:s text:c="2"/>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Match # <text:s text:c="2"/>Opponent <text:s text:c="3"/>AB_Improved <text:s text:c="2"/>AB_Custom <text:s text:c="2"/>AB_Custom_2 <text:s/>AB_Custom_3 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24"/>Won </text:p>
          </table:table-cell>
          <table:table-cell/>
          <table:table-cell table:number-columns-repeated="3" office:value-type="string" calcext:value-type="string">
            <text:p><text:s/>Lost <text:s text:c="2"/>Won </text:p>
          </table:table-cell>
          <table:table-cell office:value-type="string" calcext:value-type="string">
            <text:p><text:s/>Lost 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1 <text:s text:c="6"/>Random <text:s text:c="5"/>10 <text:s/></text:p>
          </table:table-cell>
          <table:table-cell/>
          <table:table-cell table:number-columns-repeated="3" office:value-type="string" calcext:value-type="string">
            <text:p><text:s text:c="3"/>0 <text:s text:c="3"/>10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2 <text:s text:c="6"/>MM_Open <text:s text:c="5"/>9 <text:s/></text:p>
          </table:table-cell>
          <table:table-cell/>
          <table:table-cell office:value-type="string" calcext:value-type="string">
            <text:p><text:s text:c="3"/>1 <text:s text:c="4"/>8 <text:s/></text:p>
          </table:table-cell>
          <table:table-cell office:value-type="string" calcext:value-type="string">
            <text:p><text:s text:c="3"/>2 <text:s text:c="4"/>7 <text:s/></text:p>
          </table:table-cell>
          <table:table-cell office:value-type="string" calcext:value-type="string">
            <text:p><text:s text:c="3"/>3 <text:s text:c="4"/>9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3 <text:s text:c="5"/>MM_Center <text:s text:c="3"/>10 <text:s/></text:p>
          </table:table-cell>
          <table:table-cell/>
          <table:table-cell table:number-columns-repeated="2" office:value-type="string" calcext:value-type="string">
            <text:p><text:s text:c="3"/>0 <text:s text:c="3"/>10 <text:s/></text:p>
          </table:table-cell>
          <table:table-cell office:value-type="string" calcext:value-type="string">
            <text:p><text:s text:c="3"/>0 <text:s text:c="4"/>9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4 <text:s text:c="4"/>MM_Improved <text:s text:c="3"/>7 <text:s/></text:p>
          </table:table-cell>
          <table:table-cell/>
          <table:table-cell office:value-type="string" calcext:value-type="string">
            <text:p><text:s text:c="3"/>3 <text:s text:c="4"/>8 <text:s/></text:p>
          </table:table-cell>
          <table:table-cell office:value-type="string" calcext:value-type="string">
            <text:p><text:s text:c="3"/>2 <text:s text:c="4"/>7 <text:s/></text:p>
          </table:table-cell>
          <table:table-cell office:value-type="string" calcext:value-type="string">
            <text:p><text:s text:c="3"/>3 <text:s text:c="4"/>8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5 <text:s text:c="6"/>AB_Open <text:s text:c="5"/>6 <text:s/></text:p>
          </table:table-cell>
          <table:table-cell/>
          <table:table-cell office:value-type="string" calcext:value-type="string">
            <text:p><text:s text:c="3"/>4 <text:s text:c="4"/>5 <text:s/></text:p>
          </table:table-cell>
          <table:table-cell office:value-type="string" calcext:value-type="string">
            <text:p><text:s text:c="3"/>5 <text:s text:c="4"/>4 <text:s/></text:p>
          </table:table-cell>
          <table:table-cell office:value-type="string" calcext:value-type="string">
            <text:p><text:s text:c="3"/>6 <text:s text:c="4"/>6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6 <text:s text:c="5"/>AB_Center <text:s text:c="4"/>6 <text:s/></text:p>
          </table:table-cell>
          <table:table-cell/>
          <table:table-cell office:value-type="string" calcext:value-type="string">
            <text:p><text:s text:c="3"/>4 <text:s text:c="4"/>5 <text:s/></text:p>
          </table:table-cell>
          <table:table-cell office:value-type="string" calcext:value-type="string">
            <text:p><text:s text:c="3"/>5 <text:s text:c="4"/>7 <text:s/></text:p>
          </table:table-cell>
          <table:table-cell office:value-type="string" calcext:value-type="string">
            <text:p><text:s text:c="3"/>3 <text:s text:c="4"/>5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4"/>7 <text:s text:c="4"/>AB_Improved <text:s text:c="3"/>4 <text:s/></text:p>
          </table:table-cell>
          <table:table-cell/>
          <table:table-cell office:value-type="string" calcext:value-type="string">
            <text:p><text:s text:c="3"/>6 <text:s text:c="4"/>5 <text:s/></text:p>
          </table:table-cell>
          <table:table-cell office:value-type="string" calcext:value-type="string">
            <text:p><text:s text:c="3"/>5 <text:s text:c="4"/>7 <text:s/></text:p>
          </table:table-cell>
          <table:table-cell office:value-type="string" calcext:value-type="string">
            <text:p><text:s text:c="3"/>3 <text:s text:c="4"/>5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<text:s text:c="11"/>Win Rate: <text:s text:c="5"/>74.3% <text:s text:c="7"/>72.9% <text:s text:c="7"/>74.3% <text:s text:c="7"/>74.3% <text:s/></text:p>
          </table:table-cell>
          <table:table-cell table:number-columns-repeated="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1">
            <text:p>Maximize own score + run toward</text:p>
          </table:table-cell>
          <table:covered-table-cell/>
          <table:table-cell table:style-name="ce1" office:value-type="string" calcext:value-type="string" table:number-columns-spanned="2" table:number-rows-spanned="1">
            <text:p>Maximize own score +run away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Maximize own score +run away 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ifference in moves – 2 deep</text:p>
          </table:table-cell>
          <table:covered-table-cell/>
          <table:table-cell table:style-name="ce5" office:value-type="string" calcext:value-type="string" table:number-columns-spanned="2" table:number-rows-spanned="1">
            <text:p>difference in moves 2 deep + difference in moves</text:p>
          </table:table-cell>
          <table:covered-table-cell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 - [.D5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 - [.F5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 - [.H5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 - [.J5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 - [.L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_Op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 - [.D5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10 - [.F54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10 - [.H54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10 - [.J5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0 - [.L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_Cen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0 - [.D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 - [.F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 - [.H5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10 - [.J5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0 - [.L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_Improv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10 - [.D56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10 - [.F56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10 - [.H56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0 - [.J56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0 - [.L5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_op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0 - [.D5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10 - [.F57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0 - [.H5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10 - [.J5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0 - [.L5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_cent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0 - [.D58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0 - [.F58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0 - [.H5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0 - [.J58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0 - [.L5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_Improv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0 - [.D5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10 - [.F59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0 - [.H59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0 - [.J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0 - [.L59]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s over best</text:p>
          </table:table-cell>
          <table:table-cell table:number-columns-repeated="2"/>
          <table:table-cell table:style-name="ce2" table:formula="of:= [.D59]/10" office:value-type="percentage" office:value="0.5" calcext:value-type="percentage">
            <text:p>50.00%</text:p>
          </table:table-cell>
          <table:table-cell/>
          <table:table-cell table:style-name="ce2" table:formula="of:= [.F59]/10" office:value-type="percentage" office:value="0.5" calcext:value-type="percentage">
            <text:p>50.00%</text:p>
          </table:table-cell>
          <table:table-cell/>
          <table:table-cell table:style-name="ce2" table:formula="of:= [.H59]/10" office:value-type="percentage" office:value="0.7" calcext:value-type="percentage">
            <text:p>70.00%</text:p>
          </table:table-cell>
          <table:table-cell/>
          <table:table-cell table:style-name="ce2" table:formula="of:= [.J59]/10" office:value-type="percentage" office:value="0.5" calcext:value-type="percentage">
            <text:p>50.00%</text:p>
          </table:table-cell>
          <table:table-cell/>
          <table:table-cell table:style-name="ce2" table:formula="of:= [.L59]/10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string" calcext:value-type="string">
            <text:p>Wins overall</text:p>
          </table:table-cell>
          <table:table-cell table:number-columns-repeated="2"/>
          <table:table-cell table:style-name="ce2" table:formula="of:=SUM([.D53:.D59])/70" office:value-type="percentage" office:value="0.785714285714286" calcext:value-type="percentage">
            <text:p>78.57%</text:p>
          </table:table-cell>
          <table:table-cell/>
          <table:table-cell table:style-name="ce2" table:formula="of:=SUM([.F53:.F59])/70" office:value-type="percentage" office:value="0.728571428571429" calcext:value-type="percentage">
            <text:p>72.86%</text:p>
          </table:table-cell>
          <table:table-cell/>
          <table:table-cell table:style-name="ce2" table:formula="of:=SUM([.H53:.H59])/70" office:value-type="percentage" office:value="0.742857142857143" calcext:value-type="percentage">
            <text:p>74.29%</text:p>
          </table:table-cell>
          <table:table-cell/>
          <table:table-cell table:style-name="ce2" table:formula="of:=SUM([.J53:.J59])/70" office:value-type="percentage" office:value="0.742857142857143" calcext:value-type="percentage">
            <text:p>74.29%</text:p>
          </table:table-cell>
          <table:table-cell/>
          <table:table-cell table:style-name="ce2" table:formula="of:=SUM([.L53:.L59])/70" office:value-type="percentage" office:value="0.742857142857143" calcext:value-type="percentage">
            <text:p>74.29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19:52.476691626</meta:creation-date>
    <dc:date>2017-10-01T20:55:05.708754767</dc:date>
    <meta:editing-duration>PT7M32S</meta:editing-duration>
    <meta:editing-cycles>1</meta:editing-cycles>
    <meta:generator>LibreOffice/5.1.6.2$Linux_X86_64 LibreOffice_project/10m0$Build-2</meta:generator>
    <meta:document-statistic meta:table-count="1" meta:cell-count="157" meta:object-count="0"/>
  </office:meta>
</office:document-meta>
</file>